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  <style:style style:name="gr1" style:family="graphic">
      <style:graphic-properties draw:fill-color="#ff3366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 text:style-name="P1">Example of table</text:p>
          </draw:text-box>
        </draw:frame>
        <draw:frame draw:name="Object 1" presentation:class="table" svg:x="2.058cm" svg:y="5.838cm" svg:width="23.912cm" svg:height="13.23cm">
          <draw:object xlink:href="./Object 1" xlink:type="simple" xlink:show="embed" xlink:actuate="onLoad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6-06-25T02:25:06</meta:creation-date>
    <dc:date>2006-06-25T02:25:57</dc:date>
    <dc:language>en-US</dc:language>
    <meta:editing-cycles>2</meta:editing-cycles>
    <meta:editing-duration>PT51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Cell 1A</text:p>
          </table:table-cell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Cell 15F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25">06/25/2006</text:date>, <text:time>02:2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